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paragraph-rsid="00e06cc0"/>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06cc0"/>
    </style:style>
    <style:style style:name="T130" style:family="text">
      <style:text-properties officeooo:rsid="00e1cc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text:span><text:soft-page-break/><text:span text:style-name="T53">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text:span><text:soft-page-break/><text:span text:style-name="T72">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ext:span text:style-name="T129">Todo esto hace que esta estructura de datos sea bastante eficiente en determinadas circunstancias, pero no en todas ellas.</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23T21:28:43.314000000</dc:date>
    <meta:editing-duration>P1DT1H36M34S</meta:editing-duration>
    <meta:editing-cycles>190</meta:editing-cycles>
    <meta:generator>LibreOffice/7.6.2.1$Windows_X86_64 LibreOffice_project/56f7684011345957bbf33a7ee678afaf4d2ba333</meta:generator>
    <meta:document-statistic meta:table-count="0" meta:image-count="0" meta:object-count="0" meta:page-count="4" meta:paragraph-count="33" meta:word-count="1613" meta:character-count="8977" meta:non-whitespace-character-count="7389"/>
  </office:meta>
</office:document-meta>
</file>